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e55f7" officeooo:paragraph-rsid="001e55f7"/>
    </style:style>
    <style:style style:name="P2"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f6963" officeooo:paragraph-rsid="001f6963"/>
    </style:style>
    <style:style style:name="P3"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3e952" officeooo:paragraph-rsid="0012b919"/>
    </style:style>
    <style:style style:name="P4"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3e952" officeooo:paragraph-rsid="0013e952"/>
    </style:style>
    <style:style style:name="P5"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b1d6c" officeooo:paragraph-rsid="001b1d6c"/>
    </style:style>
    <style:style style:name="P6"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4ecb9" officeooo:paragraph-rsid="0014ecb9"/>
    </style:style>
    <style:style style:name="P7"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c94c9" officeooo:paragraph-rsid="001c94c9"/>
    </style:style>
    <style:style style:name="P8"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c94c9" officeooo:paragraph-rsid="001e55f7"/>
    </style:style>
    <style:style style:name="P9"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1c94c9" officeooo:paragraph-rsid="001f6963"/>
    </style:style>
    <style:style style:name="P10"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239a6e" officeooo:paragraph-rsid="00239a6e"/>
    </style:style>
    <style:style style:name="P11"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200827" officeooo:paragraph-rsid="001f6963"/>
    </style:style>
    <style:style style:name="P12"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248ef7" officeooo:paragraph-rsid="00248ef7"/>
    </style:style>
    <style:style style:name="P13"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265a61" officeooo:paragraph-rsid="00265a61"/>
    </style:style>
    <style:style style:name="P14"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normal" officeooo:rsid="0026df91" officeooo:paragraph-rsid="0026df91"/>
    </style:style>
    <style:style style:name="P15" style:family="paragraph" style:parent-style-name="Standard">
      <style:paragraph-properties fo:line-height="200%"/>
      <style:text-properties fo:font-variant="normal" fo:text-transform="none" fo:color="#000000" style:text-position="0% 100%" style:font-name="Liberation Serif" fo:font-size="12pt" fo:letter-spacing="normal" fo:font-style="normal" fo:font-weight="bold" officeooo:rsid="0026df91" officeooo:paragraph-rsid="0026df91" style:font-weight-asian="bold" style:font-weight-complex="bold"/>
    </style:style>
    <style:style style:name="P16" style:family="paragraph" style:parent-style-name="Standard">
      <style:paragraph-properties fo:line-height="200%"/>
      <style:text-properties fo:font-variant="normal" fo:text-transform="none" fo:color="#000000" style:text-line-through-style="none" style:text-line-through-type="none" style:text-position="0% 100%" style:font-name="Liberation Serif" fo:font-size="12pt" fo:letter-spacing="normal" fo:font-style="normal" fo:font-weight="normal" officeooo:rsid="0026df91" officeooo:paragraph-rsid="0026df91"/>
    </style:style>
    <style:style style:name="P17" style:family="paragraph" style:parent-style-name="Standard">
      <style:paragraph-properties fo:line-height="200%"/>
      <style:text-properties fo:font-variant="normal" fo:text-transform="none" fo:color="#000000" style:text-line-through-style="none" style:text-line-through-type="none" style:text-position="0% 100%" style:font-name="Liberation Serif" fo:font-size="12pt" fo:letter-spacing="normal" fo:font-style="normal" fo:font-weight="bold" officeooo:rsid="0026df91" officeooo:paragraph-rsid="0026df91" style:font-weight-asian="bold" style:font-weight-complex="bold"/>
    </style:style>
    <style:style style:name="P18" style:family="paragraph" style:parent-style-name="Standard">
      <style:paragraph-properties fo:line-height="200%"/>
      <style:text-properties officeooo:rsid="0010899e" officeooo:paragraph-rsid="0010899e"/>
    </style:style>
    <style:style style:name="P19" style:family="paragraph" style:parent-style-name="Standard">
      <style:paragraph-properties fo:text-align="end" style:justify-single-word="false"/>
      <style:text-properties officeooo:rsid="00284e67" officeooo:paragraph-rsid="00284e67"/>
    </style:style>
    <style:style style:name="P20" style:family="paragraph" style:parent-style-name="Standard">
      <style:paragraph-properties fo:line-height="200%"/>
      <style:text-properties style:font-name="Liberation Serif" officeooo:rsid="0012b919" officeooo:paragraph-rsid="0012b919"/>
    </style:style>
    <style:style style:name="P21" style:family="paragraph" style:parent-style-name="Standard">
      <style:paragraph-properties fo:line-height="200%"/>
      <style:text-properties style:font-name="Liberation Serif" officeooo:rsid="0013e952" officeooo:paragraph-rsid="0013e952"/>
    </style:style>
    <style:style style:name="P22" style:family="paragraph" style:parent-style-name="Standard">
      <style:paragraph-properties fo:line-height="200%"/>
      <style:text-properties officeooo:rsid="0013e952" officeooo:paragraph-rsid="0013e952"/>
    </style:style>
    <style:style style:name="P23" style:family="paragraph" style:parent-style-name="Standard">
      <style:paragraph-properties fo:line-height="200%"/>
      <style:text-properties officeooo:paragraph-rsid="0010899e"/>
    </style:style>
    <style:style style:name="T1" style:family="text">
      <style:text-properties officeooo:rsid="0010899e"/>
    </style:style>
    <style:style style:name="T2" style:family="text">
      <style:text-properties officeooo:rsid="0011fbb1"/>
    </style:style>
    <style:style style:name="T3" style:family="text">
      <style:text-properties style:text-position="super 58%"/>
    </style:style>
    <style:style style:name="T4" style:family="text">
      <style:text-properties style:text-position="super 58%" officeooo:rsid="0011fbb1"/>
    </style:style>
    <style:style style:name="T5" style:family="text">
      <style:text-properties style:text-position="super 58%" style:font-name="Liberation Serif" officeooo:rsid="0012b919"/>
    </style:style>
    <style:style style:name="T6" style:family="text">
      <style:text-properties fo:font-variant="normal" fo:text-transform="none" fo:color="#000000" style:text-position="super 58%" fo:font-size="12pt" fo:letter-spacing="normal" fo:font-style="normal" fo:font-weight="normal"/>
    </style:style>
    <style:style style:name="T7" style:family="text">
      <style:text-properties fo:font-variant="normal" fo:text-transform="none" fo:color="#000000" style:text-position="super 58%" fo:font-size="12pt" fo:letter-spacing="normal" fo:font-style="normal" fo:font-weight="normal" officeooo:rsid="0013e952"/>
    </style:style>
    <style:style style:name="T8" style:family="text">
      <style:text-properties fo:font-variant="normal" fo:text-transform="none" fo:color="#000000" style:text-position="0% 100%" fo:font-size="12pt" fo:letter-spacing="normal" fo:font-style="normal" fo:font-weight="normal"/>
    </style:style>
    <style:style style:name="T9" style:family="text">
      <style:text-properties fo:font-variant="normal" fo:text-transform="none" fo:color="#000000" style:text-position="0% 100%" fo:font-size="12pt" fo:letter-spacing="normal" fo:font-style="normal" fo:font-weight="normal" officeooo:rsid="0013e952"/>
    </style:style>
    <style:style style:name="T10" style:family="text">
      <style:text-properties fo:font-variant="normal" fo:text-transform="none" fo:color="#000000" style:text-position="0% 100%" style:font-name="Liberation Serif" fo:font-size="12pt" fo:letter-spacing="normal" fo:font-style="normal" fo:font-weight="normal"/>
    </style:style>
    <style:style style:name="T11" style:family="text">
      <style:text-properties fo:font-variant="normal" fo:text-transform="none" fo:color="#000000" style:font-name="Liberation Serif" fo:font-size="12pt" fo:letter-spacing="normal" fo:font-style="normal" fo:font-weight="normal"/>
    </style:style>
    <style:style style:name="T12" style:family="text">
      <style:text-properties fo:font-variant="normal" fo:text-transform="none" fo:color="#000000" style:font-name="Liberation Serif" fo:font-size="12pt" fo:letter-spacing="normal" fo:font-style="normal" fo:font-weight="normal" officeooo:rsid="0012b919"/>
    </style:style>
    <style:style style:name="T13" style:family="text">
      <style:text-properties fo:font-variant="normal" fo:text-transform="none" fo:color="#000000" fo:font-size="12pt" fo:letter-spacing="normal" fo:font-style="normal" fo:font-weight="normal"/>
    </style:style>
    <style:style style:name="T14" style:family="text">
      <style:text-properties style:font-name="Liberation Serif" officeooo:rsid="0011fbb1"/>
    </style:style>
    <style:style style:name="T15" style:family="text">
      <style:text-properties style:font-name="Liberation Serif" officeooo:rsid="0014ecb9"/>
    </style:style>
    <style:style style:name="T16" style:family="text">
      <style:text-properties style:font-name="Liberation Serif" officeooo:rsid="001f6963"/>
    </style:style>
    <style:style style:name="T17" style:family="text">
      <style:text-properties officeooo:rsid="0014ecb9"/>
    </style:style>
    <style:style style:name="T18" style:family="text">
      <style:text-properties officeooo:rsid="001b40e1"/>
    </style:style>
    <style:style style:name="T19" style:family="text">
      <style:text-properties officeooo:rsid="001e55f7"/>
    </style:style>
    <style:style style:name="T20" style:family="text">
      <style:text-properties style:text-position="sub 58%"/>
    </style:style>
    <style:style style:name="T21" style:family="text">
      <style:text-properties style:text-position="sub 58%" officeooo:rsid="001e55f7"/>
    </style:style>
    <style:style style:name="T22" style:family="text">
      <style:text-properties style:text-position="sub 58%" officeooo:rsid="0026df91"/>
    </style:style>
    <style:style style:name="T23" style:family="text">
      <style:text-properties officeooo:rsid="001f6963"/>
    </style:style>
    <style:style style:name="T24" style:family="text">
      <style:text-properties officeooo:rsid="0026df91"/>
    </style:style>
    <style:style style:name="T25" style:family="text">
      <style:text-properties style:text-line-through-style="none" style:text-line-through-type="none"/>
    </style:style>
    <style:style style:name="T26" style:family="text">
      <style:text-properties style:text-line-through-style="none" style:text-line-through-type="none" style:text-position="sub 58%"/>
    </style:style>
    <style:style style:name="T27" style:family="text">
      <style:text-properties style:text-line-through-style="none" style:text-line-through-type="none"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ric Rothman</text:p>
      <text:p text:style-name="P19">Practical Cryptogaphic Systems</text:p>
      <text:p text:style-name="P19">Writing HW 1</text:p>
      <text:p text:style-name="P18">Problem 1:</text:p>
      <text:p text:style-name="P18">1) What is the key-space for a four-rotor navy enigma?</text:p>
      <text:p text:style-name="P18"/>
      <text:p text:style-name="P23"><text:span text:style-name="T1"><text:tab/>With the four rotors in place, the initial key size for setting the rotors was 26</text:span><text:span text:style-name="T4">4</text:span><text:span text:style-name="T2">. While it may origin</text:span><text:span text:style-name="T14">ally seem that adding a fourth rotor would make the possible ordering of the wheels go from 3! to 4!, the fourth rotor could not be exchanged with the other three, so it didn’t change that facet <text:s/>of the key size. Finally adding the plug board that all navy enigmas had increased the key size by 26!, if everything could be wired. For the actual enigma machines, there existed only 10 wires so the plug board only increased the key size by </text:span><text:span text:style-name="T11">150,738,274,937,250 </text:span><text:span text:style-name="T12">which was arrived at using the formula <text:s/></text:span><text:span text:style-name="T14">26! / (</text:span><text:span text:style-name="T15">(</text:span><text:span text:style-name="T14">26 - 2n)! · n! · 2</text:span><text:span text:style-name="T5">n</text:span><text:span text:style-name="T14"> </text:span><text:span text:style-name="T15">) </text:span><text:span text:style-name="T14">for n number of cables.</text:span></text:p>
      <text:p text:style-name="P20">This also ignores the fact though that there were multiple routers that could be placed into the machine.</text:p>
      <text:p text:style-name="P20">So ignoring the routers we get <text:span text:style-name="T13">150,738,274,937,25 * 26</text:span><text:span text:style-name="T6">4</text:span><text:span text:style-name="T8"> * 6 = </text:span><text:span text:style-name="T9">4.133*10</text:span><text:span text:style-name="T7">17</text:span><text:span text:style-name="T9">.</text:span></text:p>
      <text:p text:style-name="P3"/>
      <text:p text:style-name="P21"><text:span text:style-name="T8">If you include the ability to change routers, of which there were 8 for the first 3 and 2 for the fouth one, and including the ability to reflect the pairs, there are 3.1*10</text:span><text:span text:style-name="T6">25</text:span><text:span text:style-name="T8"> keys.</text:span></text:p>
      <text:p text:style-name="P4"/>
      <text:p text:style-name="P21"><text:span text:style-name="T8">Finally if you just base the answer off the Handbook of Applied Cryptography which says adding the plug board increased the key size by 26! and you didn’t know that the fourth rotor couldn’t be exchanged, the key size is 4.424*10</text:span><text:span text:style-name="T6">33</text:span><text:span text:style-name="T8">.</text:span></text:p>
      <text:p text:style-name="P4"/>
      <text:p text:style-name="P22"><text:span text:style-name="T10">I used this source for my initial 2 answers. </text:span><text:a xlink:type="simple" xlink:href="http://users.telenet.be/d.rijmenants/en/enigmatech.htm" text:style-name="Internet_20_link" text:visited-style-name="Visited_20_Internet_20_Link">http://users.telenet.be/d.rijmenants/en/enigmatech.htm</text:a></text:p>
      <text:p text:style-name="P4"/>
      <text:p text:style-name="P4">2) <text:span text:style-name="T17">The Lucky13 attack relies on changing the size of the input to HMAC so that it crosses a 64-byte boundary. Why?</text:span></text:p>
      <text:p text:style-name="P4"/>
      <text:p text:style-name="P5"><text:soft-page-break/>The Lucky13 attack needs to trick the HMAC decoder that there is padding in the encrypted output. If the decode thinks there is padding it will remove some bytes from the plain text to verify MAC. What the Lucky13 attack does is that it makes it so that the amount of padding removed is actually based off of plain text, either raw plain text or plain text xor with a sequence the attack created. In that case the message will fail the MAC test and an error message is returned. The timing on when the message is returned is based off of how many padding bytes were removed. The number of padding bytes removed is decided by the last bytes of the message, which the attack makes to be plain text. So using this knowledge and the knowledge of how long it took for an error message to be returned, the attacker can figure out the last bytes of the last block of the encrypted plain text. This can then be repeated until the entire block is decrypted. </text:p>
      <text:p text:style-name="P4"/>
      <text:p text:style-name="P6">3) <text:span text:style-name="T18">Describe the complementation property of the DES cipher</text:span> </text:p>
      <text:p text:style-name="P6"/>
      <text:p text:style-name="P7">The complementation property of the DES cipher is that if you bitwise complement both the key and the plain text, the result after encrypting would be the bitwise complement of the result when you run the key and plain text through normally.</text:p>
      <text:p text:style-name="P7"/>
      <text:p text:style-name="P7">So in other words, “complimenting both the key and the plain text results in complimenting the DES cipher”.</text:p>
      <text:p text:style-name="P7"/>
      <text:p text:style-name="P8">4) what is the danger of using a “two-time pad”. <text:span text:style-name="T19">More concretely, what can happen if I produce two equal-length ciphertexts C</text:span><text:span text:style-name="T21">1</text:span><text:span text:style-name="T19"> = M</text:span><text:span text:style-name="T21">1 </text:span><text:span text:style-name="T19">xor K and C</text:span><text:span text:style-name="T21">2</text:span><text:span text:style-name="T19"> = M</text:span><text:span text:style-name="T21">2</text:span><text:span text:style-name="T19"> xor K where both M are different messages but K is the same key. Why is this bad?</text:span></text:p>
      <text:p text:style-name="P8"/>
      <text:p text:style-name="P1">This is bad for the example give because if you xor both cipher texts, the K will cancel out leaving you with the xor of the two plain text messages. So if you know one of the values of M, then you can figure out the other one by xor the M you know with the two cipher texts.</text:p>
      <text:p text:style-name="P9"><text:soft-page-break/><text:span text:style-name="T23">If the two cipher test have redundancy in them, which would occur a lot if they were both messages of </text:span><text:span text:style-name="T16">text, the redundancies would cancel out allowing you to figure out things about the message and the key used to encrypt it. With enough redundancies, the original messages can be recovered.</text:span></text:p>
      <text:p text:style-name="P9"/>
      <text:p text:style-name="P9"/>
      <text:p text:style-name="P2">5) The KRACK paper relied on forcing nonce re-use for an encryption scheme. Explain the possible implications of this for security. How does this relate to your previous answer?</text:p>
      <text:p text:style-name="P9"/>
      <text:p text:style-name="P9"/>
      <text:p text:style-name="P10">If you can force nonce re-use than it is possible to replay, decrypt, and forge packets in a specific communication direction. So if nonce re-use is forced it becomes possible to decrypt all messages transmitted, so no message is secure anymore. This is very similar to what happens in the previous answer. Nonce are only supposed to be used once, so they are equivalent to a one time pad. The moment that it used two time it becomes possible to use that information to decrypt the messages transmitted. </text:p>
      <text:p text:style-name="P11"/>
      <text:p text:style-name="P11"/>
      <text:p text:style-name="P10">Problem 2:</text:p>
      <text:p text:style-name="P10"/>
      <text:p text:style-name="P12">So we know that SuperDESEnc(K<text:span text:style-name="T20">1</text:span>||K<text:span text:style-name="T20">2</text:span>, M) = DESEnc<text:span text:style-name="T20">K2</text:span>(DESEnc<text:span text:style-name="T20">k1</text:span>(M)).</text:p>
      <text:p text:style-name="P12">Let C = SuperDESEnc(K<text:span text:style-name="T20">1</text:span>||K<text:span text:style-name="T20">2</text:span>, M), so C = DESEnc<text:span text:style-name="T20">K2</text:span>(DESEnc<text:span text:style-name="T20">k1</text:span>(M)).</text:p>
      <text:p text:style-name="P12">So DESDec<text:span text:style-name="T20">K2</text:span>(C) = DesDec<text:span text:style-name="T20">k2</text:span>(DESEnc<text:span text:style-name="T20">k2</text:span>(DESEnc<text:span text:style-name="T20">k1</text:span>(M))), which implies DESDec<text:span text:style-name="T20">K2</text:span>(C)=DESEnc<text:span text:style-name="T20">k1</text:span>(M).</text:p>
      <text:p text:style-name="P12"/>
      <text:p text:style-name="P13">This idea leads to the strategy of the attack.</text:p>
      <text:p text:style-name="P13"/>
      <text:p text:style-name="P13">First the attacker generates a message M<text:span text:style-name="T20">1</text:span> for the encryptor to encrypt though SuperDESEnc(K<text:span text:style-name="T20">1</text:span>||K<text:span text:style-name="T20">2</text:span>, M<text:span text:style-name="T20">1</text:span>) to get a cipher text C<text:span text:style-name="T20">1</text:span>. </text:p>
      <text:p text:style-name="P13"><text:soft-page-break/>Next the attacker goes through every value k<text:span text:style-name="T20">i</text:span> for K<text:span text:style-name="T20">1</text:span> and generates E<text:span text:style-name="T20">i</text:span> = DESEnc<text:span text:style-name="T20">ki</text:span>(M) for each value. </text:p>
      <text:p text:style-name="P13">Then the attacker goes through every value k<text:span text:style-name="T20">j</text:span> for K<text:span text:style-name="T20">2</text:span> and generates D<text:span text:style-name="T20">j</text:span> = DESDec<text:span text:style-name="T20">kj</text:span>(C<text:span text:style-name="T20">1</text:span>). After every E<text:span text:style-name="T20">i</text:span> and D<text:span text:style-name="T20">j</text:span> is calculated, the attacker goes through each value and when E<text:span text:style-name="T20">i</text:span> = D<text:span text:style-name="T20">j</text:span>, they note that k<text:span text:style-name="T20">i</text:span> and k<text:span text:style-name="T20">j </text:span>are a potential pair.</text:p>
      <text:p text:style-name="P13">When the attacker has calculated every potential pair, they generate a new message M<text:span text:style-name="T20">2</text:span> <text:span text:style-name="T24">that is unique from M</text:span><text:span text:style-name="T22">1</text:span><text:span text:style-name="T24"> </text:span>and send it to the encyptor to get C<text:span text:style-name="T20">2.</text:span>.</text:p>
      <text:p text:style-name="P13">The attacker then tries every pair of k<text:span text:style-name="T20">i</text:span> and k<text:span text:style-name="T20">j</text:span> to try and decrypt C<text:span text:style-name="T20">2</text:span> to get M<text:span text:style-name="T20">2</text:span>.</text:p>
      <text:p text:style-name="P13">If multiple pairs decrypt successfully, the attacker repeats generating unique messages M<text:span text:style-name="T22">a</text:span> until only one pair decrypts them all successfully. </text:p>
      <text:p text:style-name="P13"/>
      <text:p text:style-name="P14">2<text:span text:style-name="T3">56</text:span> encryptions are necessary to generate all values of E<text:span text:style-name="T26">i</text:span><text:span text:style-name="T25">.</text:span></text:p>
      <text:p text:style-name="P14"><text:span text:style-name="T25">Likewise 2</text:span><text:span text:style-name="T27">56</text:span><text:span text:style-name="T25"> decryptions are necessary to generate all values of D</text:span><text:span text:style-name="T26">j</text:span><text:span text:style-name="T25">.</text:span></text:p>
      <text:p text:style-name="P14"><text:span text:style-name="T25">The number of decryptions necessary to remove all candidates cannot be calculated until the strategy actually activates, but if M</text:span><text:span text:style-name="T26">2</text:span><text:span text:style-name="T25"> is carefully chosen for which only one potential pair decrypts it, then there are decryptions equal to the number of candidate pairs, which is less than 2</text:span><text:span text:style-name="T27">56.</text:span><text:span text:style-name="T25">. Lets call the number of decryptions to remove all candidates A.</text:span></text:p>
      <text:p text:style-name="P16"/>
      <text:p text:style-name="P15"><text:span text:style-name="T25">So there are 2</text:span><text:span text:style-name="T27">56</text:span><text:span text:style-name="T25"> + 2</text:span><text:span text:style-name="T27">56</text:span><text:span text:style-name="T25"> + A = 2</text:span><text:span text:style-name="T27">57</text:span><text:span text:style-name="T25"> + A &lt; 2</text:span><text:span text:style-name="T27">58</text:span><text:span text:style-name="T25"> encryptions/decryptions to figure out the values for the two keys.</text:span></text:p>
      <text:p text:style-name="P17"/>
      <text:p text:style-name="P15"><text:span text:style-name="T25">The amount of storage necessary is 2</text:span><text:span text:style-name="T27">57</text:span><text:span text:style-name="T25"> messages of length |M</text:span><text:span text:style-name="T26">1</text:span><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2:47:38.420835649</meta:creation-date>
    <dc:date>2018-09-18T15:33:33.884442709</dc:date>
    <meta:editing-duration>PT40M41S</meta:editing-duration>
    <meta:editing-cycles>6</meta:editing-cycles>
    <meta:generator>LibreOffice/6.0.3.2$Linux_X86_64 LibreOffice_project/00m0$Build-2</meta:generator>
    <meta:document-statistic meta:table-count="0" meta:image-count="0" meta:object-count="0" meta:page-count="4" meta:paragraph-count="37" meta:word-count="1102" meta:character-count="6155" meta:non-whitespace-character-count="5080"/>
  </office:meta>
</office:document-meta>
</file>